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1.25pt" fo:letter-spacing="normal" fo:font-style="normal" fo:font-weight="normal"/>
    </style:style>
    <style:style style:name="P3"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style:font-size-asian="12pt" style:font-size-complex="12pt"/>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apple-system" fo:font-size="11.25pt" fo:letter-spacing="normal" fo:font-style="normal" fo:font-weight="normal"/>
    </style:style>
    <style:style style:name="P5"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apple-system" fo:font-size="11.25pt" fo:letter-spacing="normal" fo:font-style="normal" fo:font-weight="normal"/>
    </style:style>
    <style:style style:name="P6"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apple-system" fo:font-size="11.25pt" fo:letter-spacing="normal" fo:font-style="normal" fo:font-weight="normal" officeooo:paragraph-rsid="001dbf6f"/>
    </style:style>
    <style:style style:name="P7"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apple-system" fo:font-size="11.25pt" fo:letter-spacing="normal" fo:font-style="normal" fo:font-weight="normal" officeooo:paragraph-rsid="002511de"/>
    </style:style>
    <style:style style:name="P8"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Liberation Serif" fo:font-size="11.25pt" fo:letter-spacing="normal" fo:font-style="normal" fo:font-weight="bold" style:font-weight-asian="bold" style:font-weight-complex="bold"/>
    </style:style>
    <style:style style:name="T1" style:family="text">
      <style:text-properties officeooo:rsid="001bfde5"/>
    </style:style>
    <style:style style:name="T2" style:family="text">
      <style:text-properties fo:font-weight="bold" style:font-weight-asian="bold" style:font-weight-complex="bold"/>
    </style:style>
    <style:style style:name="T3" style:family="text">
      <style:text-properties fo:font-weight="bold" officeooo:rsid="001dbf6f" style:font-weight-asian="bold" style:font-weight-complex="bold"/>
    </style:style>
    <style:style style:name="T4" style:family="text">
      <style:text-properties fo:font-weight="bold" officeooo:rsid="001bfde5" style:font-weight-asian="bold" style:font-weight-complex="bold"/>
    </style:style>
    <style:style style:name="T5" style:family="text">
      <style:text-properties fo:font-size="12pt" officeooo:rsid="001bfde5"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weight="normal" officeooo:rsid="001dbf6f" style:font-weight-asian="normal" style:font-weight-complex="normal"/>
    </style:style>
    <style:style style:name="T8" style:family="text">
      <style:text-properties officeooo:rsid="001dbf6f"/>
    </style:style>
    <style:style style:name="T9" style:family="text">
      <style:text-properties officeooo:rsid="001e7ec9"/>
    </style:style>
    <style:style style:name="T10" style:family="text">
      <style:text-properties officeooo:rsid="001f22f3"/>
    </style:style>
    <style:style style:name="T11" style:family="text">
      <style:text-properties officeooo:rsid="00203a14"/>
    </style:style>
    <style:style style:name="T12" style:family="text">
      <style:text-properties officeooo:rsid="0021973e"/>
    </style:style>
    <style:style style:name="T13" style:family="text">
      <style:text-properties officeooo:rsid="0023909a"/>
    </style:style>
    <style:style style:name="T14" style:family="text">
      <style:text-properties officeooo:rsid="0023a5c8"/>
    </style:style>
    <style:style style:name="T15" style:family="text">
      <style:text-properties officeooo:rsid="0023e990"/>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70013336" text:style-name="L1">
        <text:list-item>
          <text:p text:style-name="P2"><text:bookmark text:name="yui_3_17_2_1_1699553107954_46"/><text:span text:style-name="T6">JavaScript: </text:span><text:span text:style-name="T5">Lenguaje de alto nivel, interpretado, <text:s/>programación funcional, JavaScript fue ideado para dotar a la web de capacidades interactivas para crear una interfaz de usuario activa. </text:span></text:p>
        </text:list-item>
        <text:list-item>
          <text:p text:style-name="P3"><text:span text:style-name="T2">Python: </text:span><text:span text:style-name="T1">Lenguaje de alto nivel, interpretado, imperativo, orientado a objetos y funcional. Python se creó con la intención de que la programación sea más fluida para el desarrollador.</text:span></text:p>
        </text:list-item>
        <text:list-item>
          <text:p text:style-name="P8">Java: <text:span text:style-name="T7">Lenguaje de alto nivel</text:span><text:span text:style-name="T8">, </text:span><text:span text:style-name="T7">es un lenguaje compilado e interpretado a la vez, orientado a objetos e imperativo. Java se creó como una herramienta de programación para ser usada en un proyecto de set-top-box en una pequeña operación denominada the Green Project en Sun MicroSystems.</text:span></text:p>
        </text:list-item>
        <text:list-item>
          <text:p text:style-name="P7"><text:span text:style-name="T2">C/C++: </text:span></text:p>
          <text:p text:style-name="P7"><text:span text:style-name="T3">C</text:span><text:span text:style-name="T8"> es un lenguaje de bajo nivel, compilado, imperativo (procedural), estructurado. </text:span><text:span text:style-name="T9">Se creo para como una mejora del lenguaje de programación B. </text:span></text:p>
          <text:p text:style-name="P6"><text:span text:style-name="T3">C++ </text:span><text:span text:style-name="T8">es un lenguaje de alto nivel, compilado, estructurada e imperativo. </text:span><text:span text:style-name="T9">C++ se creó con la intención de extender el lenguaje C, añadiendo mecanismos para la manipulación de objetos</text:span></text:p>
        </text:list-item>
        <text:list-item>
          <text:p text:style-name="P5"><text:span text:style-name="T2">C#: </text:span><text:s/><text:span text:style-name="T9">Lenguaje de alto nivel, compilado, estructurado, imperativo, orientado a objetos. C sharp se creó con la intención de mejorar C++</text:span></text:p>
        </text:list-item>
        <text:list-item>
          <text:p text:style-name="P5"><text:span text:style-name="T2">PHP:</text:span> <text:span text:style-name="T9">Lenguaje de alto nivel, interpretado, imperativo, funcional, orientado a objetos, procedural, reflexivo. Originalmente era una herramienta creada para rastrear las visitas del currículum online del propio creador, pero luego se mejoró y se le agregó más funcionalidades para desarrollar aplicaciones y sitios web.</text:span></text:p>
        </text:list-item>
        <text:list-item>
          <text:p text:style-name="P5"><text:span text:style-name="T2">Ruby:</text:span> <text:span text:style-name="T9">Lenguaje de alto nivel, interpretado, orientado a objetos y reflexivo. </text:span><text:span text:style-name="T10">Ruby nació de una combinación de lo mejor del programa favorito del creador (PERL) para crear uno más potente y eficiente.</text:span></text:p>
        </text:list-item>
        <text:list-item>
          <text:p text:style-name="P5"><text:span text:style-name="T2">Swift: </text:span><text:span text:style-name="T10">Lenguaje de alto nivel, compilado, orientado a objetos, funcional, imperativa. Swift se ha creado con la premisa de ser una alternativa a Objective -C y hoy en día es un lenguaje de propósito general para el ecosistema de sistemas operativos de Apple.</text:span></text:p>
        </text:list-item>
      </text:list>
      <text:p text:style-name="P4"/>
      <text:list xml:id="list202347098634897" text:continue-numbering="true" text:style-name="L1">
        <text:list-item>
          <text:p text:style-name="P5"><text:span text:style-name="T2">Objective-C:</text:span> <text:span text:style-name="T11">Lenguaje de bajo nivel, compilado, orientado a objetos. Objective -C nació como alternativa a la programación estructurada que tantos problemas daba en su momento para programas más complejos y también como alternativa a la SmallTalk que solo se podía utilizar mediante una máquina virtual. </text:span></text:p>
        </text:list-item>
        <text:list-item>
          <text:p text:style-name="P5"><text:span text:style-name="T2">SQ</text:span><text:span text:style-name="T4">L:</text:span><text:span text:style-name="T1"> </text:span><text:span text:style-name="T12">Lenguaje de alto nivel, lenguaje mayormente interpretado. Nació en los laboratorios de IBM, cuando se creó un software de base de datos System R. Para gestionar esos datos almacenados, se creo el lenguaje SQL.</text:span></text:p>
        </text:list-item>
        <text:list-item>
          <text:p text:style-name="P5"><text:span text:style-name="T2">TypeScript:</text:span> <text:span text:style-name="T13">Lenguaje de alto nivel, compilado, estructurado, imperativo, orientado a objetos, funcional. TypeScript nace como alternativa a JavaScript extendiendo su sintaxis.</text:span></text:p>
        </text:list-item>
        <text:list-item>
          <text:p text:style-name="P5"><text:soft-page-break/><text:span text:style-name="T2">Fortran: </text:span><text:span text:style-name="T14">Lenguaje de alto nivel, compilado, imperativo. Fortran nació con la intención de crear un lenguaje de programación cercano a la notación matemática normal.</text:span></text:p>
        </text:list-item>
        <text:list-item>
          <text:p text:style-name="P5"><text:span text:style-name="T2">R:</text:span> <text:span text:style-name="T15">Lenguaje de bajo nivel, interpretado, funcional, imperativo, procedural, orientado a objetos. R nació como una reimplementación de software libre del lenguaje S, adicionado con soporte para ámbito estático.</text:span></text:p>
        </text:list-item>
        <text:list-item>
          <text:p text:style-name="P5"><text:span text:style-name="T2">COBOL:</text:span> <text:span text:style-name="T15">Lenguaje de alto nivel, compilado, orientado a objetos, imperativo, programación por procedimientos. COBOL nació con el objetivo de ser un lenguaje de programación universal y que pudiera ser usado en cualquier ordenador en el año 1959.</text:span></text:p>
        </text:list-item>
        <text:list-item>
          <text:p text:style-name="P5"><text:span text:style-name="T2">Ensamblador: </text:span><text:s/><text:span text:style-name="T15">Lenguaje de bajo nivel, imperativo. Es el lenguaje de programación que se usa en los microprocesadores. Implementa una representación simbólica de los códigos de máquina binarios.</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9T19:05:34.433000000</meta:creation-date>
    <dc:date>2023-11-10T20:23:45.032000000</dc:date>
    <meta:editing-duration>PT59M25S</meta:editing-duration>
    <meta:editing-cycles>8</meta:editing-cycles>
    <meta:generator>LibreOffice/7.1.2.2$Windows_X86_64 LibreOffice_project/8a45595d069ef5570103caea1b71cc9d82b2aae4</meta:generator>
    <meta:document-statistic meta:table-count="0" meta:image-count="0" meta:object-count="0" meta:page-count="2" meta:paragraph-count="17" meta:word-count="525" meta:character-count="3431" meta:non-whitespace-character-count="2931"/>
  </office:meta>
</office:document-meta>
</file>